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fb1a" officeooo:paragraph-rsid="0002fb1a"/>
    </style:style>
    <style:style style:name="P2" style:family="paragraph" style:parent-style-name="Standard">
      <style:text-properties officeooo:rsid="0002fb1a" officeooo:paragraph-rsid="00032bb2"/>
    </style:style>
    <style:style style:name="P3" style:family="paragraph" style:parent-style-name="Standard">
      <style:text-properties officeooo:rsid="0002fb1a" officeooo:paragraph-rsid="0003308d"/>
    </style:style>
    <style:style style:name="P4" style:family="paragraph" style:parent-style-name="Standard">
      <style:text-properties officeooo:rsid="0003308d" officeooo:paragraph-rsid="0003308d"/>
    </style:style>
    <style:style style:name="T1" style:family="text">
      <style:text-properties officeooo:rsid="00032bb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330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Exercícios de Organização de Computadores </text:p>
      <text:p text:style-name="P1">Prof. Ronaldo Luiz Alonso</text:p>
      <text:p text:style-name="P1"/>
      <text:p text:style-name="P1">1) Um processador possui um pipeline que consiste de 5 estágios: Busca da instrução, decodificação da instrução, busca dos operandos, operação com a ULA e escrita dos resultados na memória. <text:s/>Cada um desses estágios dura 1 ms.</text:p>
      <text:p text:style-name="P1">a) Qual o ganho de velocidade deste processador em relação à um processador idêntico, utilizando execução sequencial?</text:p>
      <text:p text:style-name="P1">b) Qual o ganho de performance do pipeline?</text:p>
      <text:p text:style-name="P1"/>
      <text:p text:style-name="P1">2) Julgue as alternativas a seguir como verdadeiras ou falsas:</text:p>
      <text:p text:style-name="P1"/>
      <text:p text:style-name="P1">( <text:s/>) O pipeline consiste em uma única instrução operando sobre múltiplos dados. <text:s/>Ele está presente somente em processadores gráficos que fazem operações com vetores e matrizes.</text:p>
      <text:p text:style-name="P1">( <text:s/>) O pipeline é uma técnica em que múltiplos estágios de várias instruções são executados simultaneamente em um processador; sem que a execução de um estágio interfira no outro.</text:p>
      <text:p text:style-name="P1">( <text:s/>) O pipeline também é conhecido como paralelismo em nível de instrução.</text:p>
      <text:p text:style-name="P1">( <text:s/>) O pipeline é uma técnica em que várias instruções em linguagem de montagem (<text:span text:style-name="T2">assembly</text:span>) do nível de máquina convencional são executadas em paralelo.</text:p>
      <text:p text:style-name="P1">( <text:s/>) No pipeline várias microinstruções ou microoperações podem ser executadas em um único ciclo de clock.</text:p>
      <text:p text:style-name="P1">( <text:s/>) Máquinas com pipeline são mais simples que máquinas sem pipeline.</text:p>
      <text:p text:style-name="P2">( <text:s/>) O pipeline <text:span text:style-name="T1">não pode mudar o registrador de instrução enquanto a última fase da instrução anterior tenha finalizado.</text:span></text:p>
      <text:p text:style-name="P2"/>
      <text:p text:style-name="P3"><text:span text:style-name="T1">3) </text:span><text:s/><text:span text:style-name="T3">Qual a principal diferença entre microprocessadores e microcontroladores?</text:span></text:p>
      <text:p text:style-name="P3"><text:span text:style-name="T3">4) <text:s/>Diferencie DRAM e SRAM</text:span> <text:span text:style-name="T3">em termos de tecnologia usada para armazenar os dados.</text:span></text:p>
      <text:p text:style-name="P4">5) Quais os tipos de memória não volátil?</text:p>
      <text:p text:style-name="P4">6) Diferencie as memórias caches L1, L2 e L3 em termos de velocidade e proximidade com o processador.</text:p>
      <text:p text:style-name="P4">7) Qual a tecnologia ou quais os componentes utilizados na memória RAM principal? <text:s/>E na memória cache?</text:p>
      <text:p text:style-name="P4">8) O que é um protocolo de hardware para operação com memória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4:08:12.010454600</meta:creation-date>
    <dc:date>2020-02-25T14:29:32.435746910</dc:date>
    <meta:editing-duration>PT8M4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9" meta:word-count="305" meta:character-count="1864" meta:non-whitespace-character-count="1565"/>
  </office:meta>
</office:document-meta>
</file>